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2">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6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efefe" style:text-line-through-type="none" style:text-line-through-style="none" style:text-line-through-width="auto" style:text-line-through-color="font-color" style:text-position="0% 100%" fo:font-family="Century Gothic" style:font-family-asian="ＭＳ ゴシック" style:font-family-generic-asian="modern" style:font-pitch-asian="fixed" fo:font-size="0.75in" style:font-size-asian="0.75in" style:font-size-complex="0.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efefe" style:text-line-through-type="none" style:text-line-through-style="none" style:text-line-through-width="auto" style:text-line-through-color="font-color" style:text-position="0% 100%" fo:font-family="ＭＳ ゴシック" style:font-family-asian="ＭＳ ゴシック" fo:font-size="0.75in" style:font-size-asian="0.75in" style:font-size-complex="0.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efefe"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efefe" style:text-line-through-type="none" style:text-line-through-style="none" style:text-line-through-width="auto" style:text-line-through-color="font-color" style:text-position="0% 100%" fo:font-family="Century Gothic" style:font-family-asian="ＭＳ ゴシック" style:font-family-generic-asian="modern" style:font-pitch-asian="fixed"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efefe"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fefefe" style:text-line-through-type="none" style:text-line-through-style="none" style:text-line-through-width="auto" style:text-line-through-color="font-color" style:text-position="0% 100%" fo:font-family="Century Gothic" style:font-family-asian="ＭＳ ゴシック" style:font-family-generic-asian="modern" style:font-pitch-asian="fixed"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5in" fo:padding-bottom="0.05in" fo:padding-left="0.1in" fo:padding-right="0.1in" draw:textarea-vertical-align="middle" draw:textarea-horizontal-align="left" draw:fill="solid" draw:fill-color="#ed515c" draw:opacity="100%" draw:stroke="solid" svg:stroke-width="0.01736in" svg:stroke-color="#ed515c" svg:stroke-opacity="100%" svg:stroke-linecap="round" draw:auto-grow-width="false" draw:auto-grow-height="false"/>
      <style:paragraph-properties style:font-independent-line-spacing="true" style:writing-mode="lr-tb"/>
    </style:style>
    <style:style style:family="drawing-page" style:name="a53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fefefe"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fefefe" style:text-line-through-type="none" style:text-line-through-style="none" style:text-line-through-width="auto" style:text-line-through-color="font-color" style:text-position="0% 100%" fo:font-family="Century Gothic" style:font-family-asian="ＭＳ ゴシック" style:font-family-generic-asian="modern" style:font-pitch-asian="fixed"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entury Gothic" style:font-family-asian="ＭＳ ゴシック" style:font-family-generic-asian="modern" style:font-pitch-asian="fixed"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entury Gothic" style:font-family-asian="ＭＳ ゴシック" style:font-family-generic-asian="modern" style:font-pitch-asian="fixed"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45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fefefe"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fefefe" style:text-line-through-type="none" style:text-line-through-style="none" style:text-line-through-width="auto" style:text-line-through-color="font-color" style:text-position="0% 100%" fo:font-family="Century Gothic" style:font-family-asian="ＭＳ ゴシック" style:font-family-generic-asian="modern" style:font-pitch-asian="fixed"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entury Gothic" style:font-family-asian="ＭＳ ゴシック" style:font-family-generic-asian="modern" style:font-pitch-asian="fixed"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left" draw:fill="solid" draw:fill-color="#00c6bb" draw:opacity="100%" draw:stroke="solid" svg:stroke-width="0.01736in" svg:stroke-color="#009189" svg:stroke-opacity="100%" svg:stroke-linecap="round"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ＭＳ ゴシック" style:font-family-asian="ＭＳ ゴシック"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7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9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6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9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office:automatic-styles>
  <office:body>
    <office:presentation>
      <draw:page draw:name="Slide1" draw:style-name="a444" draw:master-page-name="Master1-Layout1-title-Title-Slide" presentation:presentation-page-layout-name="Master1-PPL1" draw:id="Slide-256">
        <draw:frame draw:id="id91" presentation:style-name="a449" draw:name="Title 1" svg:x="0.88583in" svg:y="1.58481in" svg:width="11.56168in" svg:height="3.24918in" presentation:class="title" presentation:placeholder="false">
          <draw:text-box>
            <text:p text:style-name="a448" text:class-names="" text:cond-style-name=""><text:span text:style-name="a445" text:class-names="">B</text:span><text:span text:style-name="a446" text:class-names="">班データベース</text:span><text:span text:style-name="a447" text:class-names="">発表</text:span></text:p>
          </draw:text-box>
          <svg:title/>
          <svg:desc/>
        </draw:frame>
        <draw:frame draw:id="id92" presentation:style-name="a456" draw:name="Subtitle 2" svg:x="0.88583in" svg:y="5.7752in" svg:width="11.56168in" svg:height="0.47569in" presentation:class="subtitle" presentation:placeholder="false">
          <draw:text-box>
            <text:p text:style-name="a455" text:class-names="" text:cond-style-name=""><text:span text:style-name="a450" text:class-names="">植田 航輔</text:span><text:span text:style-name="a451" text:class-names="">　氏本 大智　岡 誠也　</text:span><text:span text:style-name="a452" text:class-names="">原田 宗玄　</text:span><text:span text:style-name="a453" text:class-names="">南 康太</text:span><text:span text:style-name="a454" text:class-names=""/></text:p>
          </draw:text-box>
          <svg:title/>
          <svg:desc/>
        </draw:frame>
      </draw:page>
      <draw:page draw:name="Slide2" draw:style-name="a457" draw:master-page-name="Master1-Layout6-titleOnly-Title-Only" presentation:presentation-page-layout-name="Master1-PPL6" draw:id="Slide-257">
        <draw:frame draw:id="id93" presentation:style-name="a461" draw:name="タイトル 1" svg:x="0.88583in" svg:y="0.48905in" svg:width="11.56168in" svg:height="1.0613in" presentation:class="title" presentation:placeholder="false">
          <draw:text-box>
            <text:p text:style-name="a460" text:class-names="" text:cond-style-name=""><text:span text:style-name="a458" text:class-names="">目的</text:span><text:span text:style-name="a459" text:class-names=""/></text:p>
          </draw:text-box>
          <svg:title/>
          <svg:desc/>
        </draw:frame>
        <draw:frame draw:id="id94" draw:style-name="a468" draw:name="テキスト ボックス 2" svg:x="0.81257in" svg:y="4.1875in" svg:width="11.33973in" svg:height="1.07708in">
          <draw:text-box>
            <text:p text:style-name="a464" text:class-names="" text:cond-style-name=""><text:span text:style-name="a462" text:class-names="">ソフトウェアのチーム開発について理解する</text:span><text:span text:style-name="a463" text:class-names=""/></text:p>
            <text:list text:style-name="a467">
              <text:list-item>
                <text:p text:style-name="a466" text:class-names="" text:cond-style-name=""><text:span text:style-name="a465" text:class-names=""/></text:p>
              </text:list-item>
            </text:list>
          </draw:text-box>
          <svg:title/>
          <svg:desc/>
        </draw:frame>
      </draw:page>
      <draw:page draw:name="Slide3" draw:style-name="a469" draw:master-page-name="Master1-Layout6-titleOnly-Title-Only" presentation:presentation-page-layout-name="Master1-PPL6" draw:id="Slide-258">
        <draw:frame draw:id="id95" presentation:style-name="a473" draw:name="タイトル 1" svg:x="0.88583in" svg:y="0.48905in" svg:width="11.56168in" svg:height="1.0613in" presentation:class="title" presentation:placeholder="false">
          <draw:text-box>
            <text:p text:style-name="a472" text:class-names="" text:cond-style-name=""><text:span text:style-name="a470" text:class-names="">仕様</text:span><text:span text:style-name="a471" text:class-names=""/></text:p>
          </draw:text-box>
          <svg:title/>
          <svg:desc/>
        </draw:frame>
        <draw:frame draw:id="id96" draw:style-name="a495" draw:name="テキスト ボックス 2" svg:x="0.88542in" svg:y="2.625in" svg:width="11.66146in" svg:height="3.73613in">
          <draw:text-box>
            <text:list text:style-name="a477">
              <text:list-item>
                <text:p text:style-name="a476" text:class-names="" text:cond-style-name=""><text:span text:style-name="a474" text:class-names="">表形式でデータを保存する</text:span><text:span text:style-name="a475" text:class-names=""/></text:p>
              </text:list-item>
            </text:list>
            <text:list text:style-name="a481">
              <text:list-item>
                <text:p text:style-name="a480" text:class-names="" text:cond-style-name=""><text:span text:style-name="a478" text:class-names="">ユーザーが自由に項目を設定できる</text:span><text:span text:style-name="a479" text:class-names=""/></text:p>
              </text:list-item>
            </text:list>
            <text:list text:style-name="a484">
              <text:list-item>
                <text:p text:style-name="a483" text:class-names="" text:cond-style-name=""><text:span text:style-name="a482" text:class-names="">項目を増やせる</text:span></text:p>
              </text:list-item>
            </text:list>
            <text:list text:style-name="a487">
              <text:list-item>
                <text:p text:style-name="a486" text:class-names="" text:cond-style-name=""><text:span text:style-name="a485" text:class-names="">ソートができる</text:span></text:p>
              </text:list-item>
            </text:list>
            <text:list text:style-name="a490">
              <text:list-item>
                <text:p text:style-name="a489" text:class-names="" text:cond-style-name=""><text:span text:style-name="a488" text:class-names="">項目の検索ができる</text:span></text:p>
              </text:list-item>
            </text:list>
            <text:list text:style-name="a494">
              <text:list-item>
                <text:p text:style-name="a493" text:class-names="" text:cond-style-name=""><text:span text:style-name="a491" text:class-names="">ファイル入出力ができる</text:span><text:span text:style-name="a492" text:class-names=""/></text:p>
              </text:list-item>
            </text:list>
          </draw:text-box>
          <svg:title/>
          <svg:desc/>
        </draw:frame>
      </draw:page>
      <draw:page draw:name="Slide4" draw:style-name="a496" draw:master-page-name="Master1-Layout6-titleOnly-Title-Only" presentation:presentation-page-layout-name="Master1-PPL6" draw:id="Slide-259">
        <draw:frame draw:id="id97" presentation:style-name="a500" draw:name="タイトル 1" svg:x="0.88583in" svg:y="0.48905in" svg:width="11.56168in" svg:height="1.0613in" presentation:class="title" presentation:placeholder="false">
          <draw:text-box>
            <text:p text:style-name="a499" text:class-names="" text:cond-style-name=""><text:span text:style-name="a497" text:class-names="">役割分担</text:span><text:span text:style-name="a498" text:class-names=""/></text:p>
          </draw:text-box>
          <svg:title/>
          <svg:desc/>
        </draw:frame>
        <draw:custom-shape svg:x="6.89645in" svg:y="2.82292in" svg:width="5.03454in" svg:height="3.92642in" draw:id="id98" draw:style-name="a516" draw:name="四角形: 角を丸くする 3">
          <svg:title/>
          <svg:desc/>
          <text:p text:style-name="a503" text:class-names="" text:cond-style-name=""><text:span text:style-name="a501" text:class-names="">GUI</text:span><text:span text:style-name="a502" text:class-names=""/></text:p>
          <text:p text:style-name="a506" text:class-names="" text:cond-style-name=""><text:span text:style-name="a504" text:class-names="">データベースのデータ、ユーザの入力の受け渡し</text:span><text:span text:style-name="a505" text:class-names=""/></text:p>
          <text:p text:style-name="a508" text:class-names="" text:cond-style-name=""><text:span text:style-name="a507" text:class-names=""/></text:p>
          <text:p text:style-name="a511" text:class-names="" text:cond-style-name=""><text:span text:style-name="a509" text:class-names="">　植田</text:span><text:span text:style-name="a510" text:class-names=""/></text:p>
          <text:p text:style-name="a513" text:class-names="" text:cond-style-name=""><text:span text:style-name="a512" text:class-names="">　岡</text:span></text:p>
          <text:p text:style-name="a515" text:class-names="" text:cond-style-name=""><text:span text:style-name="a51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8136in" svg:y="2.82292in" svg:width="5.03454in" svg:height="3.92642in" draw:id="id99" draw:style-name="a530" draw:name="四角形: 角を丸くする 4">
          <svg:title/>
          <svg:desc/>
          <text:p text:style-name="a519" text:class-names="" text:cond-style-name=""><text:span text:style-name="a517" text:class-names="">データベース</text:span><text:span text:style-name="a518" text:class-names=""/></text:p>
          <text:p text:style-name="a521" text:class-names="" text:cond-style-name=""><text:span text:style-name="a520" text:class-names="">ユーザからの入力をデータベースに反映させる</text:span></text:p>
          <text:p text:style-name="a523" text:class-names="" text:cond-style-name=""><text:span text:style-name="a522" text:class-names=""/></text:p>
          <text:p text:style-name="a525" text:class-names="" text:cond-style-name=""><text:span text:style-name="a524" text:class-names="">　氏本</text:span></text:p>
          <text:p text:style-name="a527" text:class-names="" text:cond-style-name=""><text:span text:style-name="a526" text:class-names="">　原田</text:span></text:p>
          <text:p text:style-name="a529" text:class-names="" text:cond-style-name=""><text:span text:style-name="a528" text:class-names="">　南</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draw:page draw:name="Slide5" draw:style-name="a531" draw:master-page-name="Master1-Layout6-titleOnly-Title-Only" presentation:presentation-page-layout-name="Master1-PPL6" draw:id="Slide-260">
        <draw:frame draw:id="id100" presentation:style-name="a535" draw:name="タイトル 1" svg:x="0.88583in" svg:y="0.48905in" svg:width="11.56168in" svg:height="1.0613in" presentation:class="title" presentation:placeholder="false">
          <draw:text-box>
            <text:p text:style-name="a534" text:class-names="" text:cond-style-name=""><text:span text:style-name="a532" text:class-names="">環境</text:span><text:span text:style-name="a533" text:class-names=""/></text:p>
          </draw:text-box>
          <svg:title/>
          <svg:desc/>
        </draw:frame>
        <draw:frame draw:id="id101" draw:style-name="a543" draw:name="テキスト ボックス 2" svg:x="0.88542in" svg:y="2.89583in" svg:width="10.34896in" svg:height="2.12051in">
          <draw:text-box>
            <text:p text:style-name="a538" text:class-names="" text:cond-style-name=""><text:span text:style-name="a536" text:class-names="">開発言語　　　C++</text:span><text:span text:style-name="a537" text:class-names=""/></text:p>
            <text:p text:style-name="a540" text:class-names="" text:cond-style-name=""><text:span text:style-name="a539" text:class-names="">使用ソフト　　git,vim,gedit</text:span></text:p>
            <text:p text:style-name="a542" text:class-names="" text:cond-style-name=""><text:span text:style-name="a541" text:class-names="">使用サービス　github</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default-style style:family="graphic">
      <style:graphic-properties draw:fill="solid" draw:fill-color="#00c6bb" draw:opacity="100%" draw:stroke="solid" svg:stroke-width="0.01736in" svg:stroke-color="#009189" svg:stroke-opacity="100%" svg:stroke-linecap="round"/>
    </style:default-style>
    <draw:fill-image draw:name="a88" xlink:href="media/image1.png" xlink:show="embed" xlink:actuate="onLoad"/>
    <draw:fill-image draw:name="a160" xlink:href="media/image1.png" xlink:show="embed" xlink:actuate="onLoad"/>
    <draw:fill-image draw:name="a411" xlink:href="media/image1.png" xlink:show="embed" xlink:actuate="onLoad"/>
    <draw:fill-image draw:name="a33" xlink:href="media/image1.png" xlink:show="embed" xlink:actuate="onLoad"/>
    <draw:fill-image draw:name="a219" xlink:href="media/image1.png" xlink:show="embed" xlink:actuate="onLoad"/>
    <draw:fill-image draw:name="a356" xlink:href="media/image1.png" xlink:show="embed" xlink:actuate="onLoad"/>
    <draw:fill-image draw:name="a54" xlink:href="media/image1.png" xlink:show="embed" xlink:actuate="onLoad"/>
    <draw:fill-image draw:name="a377" xlink:href="media/image1.png" xlink:show="embed" xlink:actuate="onLoad"/>
    <draw:fill-image draw:name="a109" xlink:href="media/image1.png" xlink:show="embed" xlink:actuate="onLoad"/>
    <draw:fill-image draw:name="a247" xlink:href="media/image1.png" xlink:show="embed" xlink:actuate="onLoad"/>
    <draw:fill-image draw:name="a331"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7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
      <style:graphic-properties draw:fill="bitmap" draw:fill-image-name="a88" style:repeat="repeat" draw:fill-image-width="1.83333in" draw:fill-image-height="1.83333in" draw:fill-image-ref-point="top-left" draw:stroke="solid" svg:stroke-width="0.01042in" svg:stroke-color="#00c6bb" svg:stroke-opacity="100%" svg:stroke-linecap="round"/>
    </style:style>
    <style:style style:family="text" style:name="a10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bitmap" draw:fill-image-name="a109" style:repeat="repeat" draw:fill-image-width="1.83333in" draw:fill-image-height="1.83333in" draw:fill-image-ref-point="top-left" draw:stroke="solid" svg:stroke-width="0.01042in" svg:stroke-color="#00c6bb" svg:stroke-opacity="100%" svg:stroke-linecap="round"/>
    </style:style>
    <style:style style:family="text" style:name="a11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draw:fill="bitmap" draw:fill-image-name="a219" style:repeat="repeat" draw:fill-image-width="1.83333in" draw:fill-image-height="1.83333in" draw:fill-image-ref-point="top-left" draw:stroke="solid" svg:stroke-width="0.01042in" svg:stroke-color="#00c6bb" svg:stroke-opacity="100%" svg:stroke-linecap="round"/>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bitmap" draw:fill-image-name="a331" style:repeat="repeat" draw:fill-image-width="1.83333in" draw:fill-image-height="1.83333in" draw:fill-image-ref-point="top-left" draw:stroke="solid" svg:stroke-width="0.01042in" svg:stroke-color="#00c6bb" svg:stroke-opacity="100%" svg:stroke-linecap="round"/>
    </style:style>
    <style:style style:family="text" style:name="a333">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draw:fill="bitmap" draw:fill-image-name="a247" style:repeat="repeat" draw:fill-image-width="1.83333in" draw:fill-image-height="1.83333in" draw:fill-image-ref-point="top-left" draw:stroke="solid" svg:stroke-width="0.01042in" svg:stroke-color="#00c6bb" svg:stroke-opacity="100%" svg:stroke-linecap="round"/>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7">
      <style:graphic-properties draw:fill="bitmap" draw:fill-image-name="a356" style:repeat="repeat" draw:fill-image-width="1.83333in" draw:fill-image-height="1.83333in" draw:fill-image-ref-point="top-left" draw:stroke="solid" svg:stroke-width="0.01042in" svg:stroke-color="#00c6bb" svg:stroke-opacity="100%" svg:stroke-linecap="round"/>
    </style:style>
    <style:style style:family="text" style:name="a358">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draw:fill="bitmap" draw:fill-image-name="a377" style:repeat="repeat" draw:fill-image-width="1.83333in" draw:fill-image-height="1.83333in" draw:fill-image-ref-point="top-left" draw:stroke="solid" svg:stroke-width="0.01042in" svg:stroke-color="#00c6bb" svg:stroke-opacity="100%" svg:stroke-linecap="round"/>
    </style:style>
    <style:style style:family="text" style:name="a37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
      <style:graphic-properties draw:fill="bitmap" draw:fill-image-name="a160" style:repeat="repeat" draw:fill-image-width="1.83333in" draw:fill-image-height="1.83333in" draw:fill-image-ref-point="top-left" draw:stroke="solid" svg:stroke-width="0.01042in" svg:stroke-color="#00c6bb" svg:stroke-opacity="100%" svg:stroke-linecap="round"/>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paragraph" style:name="a18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
      <style:graphic-properties draw:fill="bitmap" draw:fill-image-name="a33" style:repeat="repeat" draw:fill-image-width="1.83333in" draw:fill-image-height="1.83333in" draw:fill-image-ref-point="top-left" draw:stroke="solid" svg:stroke-width="0.01042in" svg:stroke-color="#00c6bb" svg:stroke-opacity="100%" svg:stroke-linecap="round"/>
    </style:style>
    <style:style style:family="text" style:name="a3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
      <style:graphic-properties draw:fill="bitmap" draw:fill-image-name="a54" style:repeat="repeat" draw:fill-image-width="1.83333in" draw:fill-image-height="1.83333in" draw:fill-image-ref-point="top-left" draw:stroke="solid" svg:stroke-width="0.01042in" svg:stroke-color="#00c6bb" svg:stroke-opacity="100%" svg:stroke-linecap="round"/>
    </style:style>
    <style:style style:family="text" style:name="a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bitmap" draw:fill-image-name="a411" style:repeat="repeat" draw:fill-image-width="1.83333in" draw:fill-image-height="1.83333in" draw:fill-image-ref-point="top-left" draw:stroke="solid" svg:stroke-width="0.01042in" svg:stroke-color="#00c6bb" svg:stroke-opacity="100%" svg:stroke-linecap="round"/>
    </style:style>
    <style:style style:family="text" style:name="a41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3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8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11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8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9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4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4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2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9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2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2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7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9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20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8" draw:name="Date Placeholder 3" svg:x="10.20847in" svg:y="6.60691in" svg:width="1.46949in" svg:height="0.39931in" presentation:class="date-time" presentation:placeholder="false">
        <draw:text-box>
          <text:p text:style-name="a27" text:class-names="" text:cond-style-name=""><text:span text:style-name="a25" text:class-names=""><text:date text:fixed="false" style:data-style-name="a26">11/29/2017</text:date></text:span></text:p>
        </draw:text-box>
        <svg:title/>
        <svg:desc/>
      </draw:frame>
      <draw:frame draw:id="id4" presentation:style-name="a31" draw:name="Slide Number Placeholder 5" svg:x="11.67796in" svg:y="6.46969in" svg:width="1.16159in" svg:height="0.53653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Title-Slide" style:page-layout-name="pageLayout1" draw:style-name="a32">
      <draw:custom-shape svg:x="0in" svg:y="-0.00347in" svg:width="13.33333in" svg:height="5.69097in" draw:id="id5" draw:style-name="a34"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6" presentation:style-name="a38" draw:name="Title 1" svg:x="0.88583in" svg:y="1.58481in" svg:width="11.56168in" svg:height="3.24918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7" presentation:style-name="a42" draw:name="Subtitle 2" svg:x="0.88583in" svg:y="5.7752in" svg:width="11.56168in" svg:height="0.47569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8" presentation:style-name="a46" draw:name="Date Placeholder 3" svg:x="10.20847in" svg:y="6.60691in" svg:width="1.46949in" svg:height="0.39931in" presentation:class="date-time" presentation:placeholder="false">
        <draw:text-box>
          <text:p text:style-name="a45" text:class-names="" text:cond-style-name=""><text:span text:style-name="a43" text:class-names=""><text:date text:fixed="false" style:data-style-name="a44">11/29/2017</text:date></text:span></text:p>
        </draw:text-box>
        <svg:title/>
        <svg:desc/>
      </draw:frame>
      <draw:frame draw:id="id9" presentation:style-name="a49" draw:name="Footer Placeholder 4" svg:x="0.49378in" svg:y="6.60691in" svg:width="9.45354in" svg:height="0.39931in" presentation:class="footer" presentation:placeholder="false">
        <draw:text-box>
          <text:p text:style-name="a48" text:class-names="" text:cond-style-name=""><text:span text:style-name="a47" text:class-names=""/></text:p>
        </draw:text-box>
        <svg:title/>
        <svg:desc/>
      </draw:frame>
      <draw:frame draw:id="id10" presentation:style-name="a52" draw:name="Slide Number Placeholder 5" svg:x="11.67796in" svg:y="6.46969in" svg:width="1.16159in" svg:height="0.53653in" presentation:class="page-number" presentation:placeholder="false">
        <draw:text-box>
          <text:p text:style-name="a51" text:class-names="" text:cond-style-name=""><text:span text:style-name="a50" text:class-names=""><text:page-number style:num-format="1" text:fixed="false">‹#›</text:page-number></text:span></text:p>
        </draw:text-box>
        <svg:title/>
        <svg:desc/>
      </draw:frame>
    </style:master-page>
    <style:master-page style:name="Master1-Layout2-obj-Title-and-Content" style:page-layout-name="pageLayout1" draw:style-name="a53">
      <draw:custom-shape svg:x="0in" svg:y="0in" svg:width="13.33333in" svg:height="2.39063in" draw:id="id11" draw:style-name="a55"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2" presentation:style-name="a59" draw:name="Title 1" svg:x="0.88583in" svg:y="0.48905in" svg:width="11.56168in" svg:height="1.0613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3" presentation:style-name="a76" draw:name="Content Placeholder 2" svg:x="0.89535in" svg:y="2.43032in" svg:width="11.54262in" svg:height="3.97694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4" presentation:style-name="a80" draw:name="Date Placeholder 3" svg:x="10.20847in" svg:y="6.60691in" svg:width="1.46949in" svg:height="0.39931in" presentation:class="date-time" presentation:placeholder="false">
        <draw:text-box>
          <text:p text:style-name="a79" text:class-names="" text:cond-style-name=""><text:span text:style-name="a77" text:class-names=""><text:date text:fixed="false" style:data-style-name="a78">11/29/2017</text:date></text:span></text:p>
        </draw:text-box>
        <svg:title/>
        <svg:desc/>
      </draw:frame>
      <draw:frame draw:id="id15" presentation:style-name="a83" draw:name="Footer Placeholder 4" svg:x="0.49378in" svg:y="6.60691in" svg:width="9.45354in" svg:height="0.39931in" presentation:class="footer" presentation:placeholder="false">
        <draw:text-box>
          <text:p text:style-name="a82" text:class-names="" text:cond-style-name=""><text:span text:style-name="a81" text:class-names=""/></text:p>
        </draw:text-box>
        <svg:title/>
        <svg:desc/>
      </draw:frame>
      <draw:frame draw:id="id16" presentation:style-name="a86" draw:name="Slide Number Placeholder 5" svg:x="11.67796in" svg:y="6.46969in" svg:width="1.16159in" svg:height="0.53653in" presentation:class="page-number" presentation:placeholder="false">
        <draw:text-box>
          <text:p text:style-name="a85" text:class-names="" text:cond-style-name=""><text:span text:style-name="a84" text:class-names=""><text:page-number style:num-format="1" text:fixed="false">‹#›</text:page-number></text:span></text:p>
        </draw:text-box>
        <svg:title/>
        <svg:desc/>
      </draw:frame>
    </style:master-page>
    <style:master-page style:name="Master1-Layout3-secHead-Section-Header" style:page-layout-name="pageLayout1" draw:style-name="a87">
      <draw:custom-shape svg:x="0in" svg:y="0in" svg:width="13.33333in" svg:height="5.69097in" draw:id="id17" draw:style-name="a89"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8" presentation:style-name="a93" draw:name="Title 1" svg:x="0.88583in" svg:y="3.22769in" svg:width="11.55011in" svg:height="1.6063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9" presentation:style-name="a97" draw:name="Text Placeholder 2" svg:x="0.88583in" svg:y="5.77559in" svg:width="11.55011in" svg:height="0.47458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20" presentation:style-name="a101" draw:name="Date Placeholder 3" svg:x="10.20847in" svg:y="6.60691in" svg:width="1.46949in" svg:height="0.39931in" presentation:class="date-time" presentation:placeholder="false">
        <draw:text-box>
          <text:p text:style-name="a100" text:class-names="" text:cond-style-name=""><text:span text:style-name="a98" text:class-names=""><text:date text:fixed="false" style:data-style-name="a99">11/29/2017</text:date></text:span></text:p>
        </draw:text-box>
        <svg:title/>
        <svg:desc/>
      </draw:frame>
      <draw:frame draw:id="id21" presentation:style-name="a104" draw:name="Footer Placeholder 4" svg:x="0.49378in" svg:y="6.60691in" svg:width="9.45354in" svg:height="0.39931in" presentation:class="footer" presentation:placeholder="false">
        <draw:text-box>
          <text:p text:style-name="a103" text:class-names="" text:cond-style-name=""><text:span text:style-name="a102" text:class-names=""/></text:p>
        </draw:text-box>
        <svg:title/>
        <svg:desc/>
      </draw:frame>
      <draw:frame draw:id="id22" presentation:style-name="a107" draw:name="Slide Number Placeholder 5" svg:x="11.67796in" svg:y="6.46969in" svg:width="1.16159in" svg:height="0.53653in" presentation:class="page-number" presentation:placeholder="false">
        <draw:text-box>
          <text:p text:style-name="a106" text:class-names="" text:cond-style-name=""><text:span text:style-name="a105" text:class-names=""><text:page-number style:num-format="1" text:fixed="false">‹#›</text:page-number></text:span></text:p>
        </draw:text-box>
        <svg:title/>
        <svg:desc/>
      </draw:frame>
    </style:master-page>
    <style:master-page style:name="Master1-Layout4-twoObj-Two-Content" style:page-layout-name="pageLayout1" draw:style-name="a108">
      <draw:custom-shape svg:x="0in" svg:y="0in" svg:width="13.33333in" svg:height="2.39063in" draw:id="id23" draw:style-name="a11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24" presentation:style-name="a114" draw:name="Title 1" svg:x="0.88583in" svg:y="0.48905in" svg:width="11.56168in" svg:height="1.0613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5" presentation:style-name="a131" draw:name="Content Placeholder 2" svg:x="0.89535in" svg:y="2.43032in" svg:width="5.67134in" svg:height="3.9794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6" presentation:style-name="a148" draw:name="Content Placeholder 3" svg:x="6.76664in" svg:y="2.43032in" svg:width="5.68087in" svg:height="3.9794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7" presentation:style-name="a152" draw:name="Date Placeholder 4" svg:x="10.20847in" svg:y="6.60691in" svg:width="1.46949in" svg:height="0.39931in" presentation:class="date-time" presentation:placeholder="false">
        <draw:text-box>
          <text:p text:style-name="a151" text:class-names="" text:cond-style-name=""><text:span text:style-name="a149" text:class-names=""><text:date text:fixed="false" style:data-style-name="a150">11/29/2017</text:date></text:span></text:p>
        </draw:text-box>
        <svg:title/>
        <svg:desc/>
      </draw:frame>
      <draw:frame draw:id="id28" presentation:style-name="a155" draw:name="Footer Placeholder 5" svg:x="0.49378in" svg:y="6.60691in" svg:width="9.45354in" svg:height="0.39931in" presentation:class="footer" presentation:placeholder="false">
        <draw:text-box>
          <text:p text:style-name="a154" text:class-names="" text:cond-style-name=""><text:span text:style-name="a153" text:class-names=""/></text:p>
        </draw:text-box>
        <svg:title/>
        <svg:desc/>
      </draw:frame>
      <draw:frame draw:id="id29" presentation:style-name="a158" draw:name="Slide Number Placeholder 6" svg:x="11.67796in" svg:y="6.46969in" svg:width="1.16159in" svg:height="0.53653in" presentation:class="page-number" presentation:placeholder="false">
        <draw:text-box>
          <text:p text:style-name="a157" text:class-names="" text:cond-style-name=""><text:span text:style-name="a156" text:class-names=""><text:page-number style:num-format="1" text:fixed="false">‹#›</text:page-number></text:span></text:p>
        </draw:text-box>
        <svg:title/>
        <svg:desc/>
      </draw:frame>
    </style:master-page>
    <style:master-page style:name="Master1-Layout5-twoTxTwoObj-Comparison" style:page-layout-name="pageLayout1" draw:style-name="a159">
      <draw:custom-shape svg:x="0in" svg:y="0in" svg:width="13.33333in" svg:height="2.39063in" draw:id="id30" draw:style-name="a16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1" presentation:style-name="a165" draw:name="Title 1" svg:x="0.88583in" svg:y="0.48905in" svg:width="11.56168in" svg:height="1.0613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32" presentation:style-name="a169" draw:name="Text Placeholder 2" svg:x="0.891in" svg:y="2.37847in" svg:width="5.6757in" svg:height="0.63021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3" presentation:style-name="a186" draw:name="Content Placeholder 3" svg:x="0.891in" svg:y="3.00868in" svg:width="5.6757in" svg:height="3.40104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34" presentation:style-name="a190" draw:name="Text Placeholder 4" svg:x="6.76664in" svg:y="2.37847in" svg:width="5.68087in" svg:height="0.63021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5" presentation:style-name="a207" draw:name="Content Placeholder 5" svg:x="6.76664in" svg:y="3.00868in" svg:width="5.68087in" svg:height="3.40104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6" presentation:style-name="a211" draw:name="Date Placeholder 6" svg:x="10.20847in" svg:y="6.60691in" svg:width="1.46949in" svg:height="0.39931in" presentation:class="date-time" presentation:placeholder="false">
        <draw:text-box>
          <text:p text:style-name="a210" text:class-names="" text:cond-style-name=""><text:span text:style-name="a208" text:class-names=""><text:date text:fixed="false" style:data-style-name="a209">11/29/2017</text:date></text:span></text:p>
        </draw:text-box>
        <svg:title/>
        <svg:desc/>
      </draw:frame>
      <draw:frame draw:id="id37" presentation:style-name="a214" draw:name="Footer Placeholder 7" svg:x="0.49378in" svg:y="6.60691in" svg:width="9.45354in" svg:height="0.39931in" presentation:class="footer" presentation:placeholder="false">
        <draw:text-box>
          <text:p text:style-name="a213" text:class-names="" text:cond-style-name=""><text:span text:style-name="a212" text:class-names=""/></text:p>
        </draw:text-box>
        <svg:title/>
        <svg:desc/>
      </draw:frame>
      <draw:frame draw:id="id38" presentation:style-name="a217" draw:name="Slide Number Placeholder 8" svg:x="11.67796in" svg:y="6.46969in" svg:width="1.16159in" svg:height="0.53653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style:master-page>
    <style:master-page style:name="Master1-Layout6-titleOnly-Title-Only" style:page-layout-name="pageLayout1" draw:style-name="a218">
      <draw:custom-shape svg:x="0in" svg:y="0in" svg:width="13.33333in" svg:height="2.39063in" draw:id="id39" draw:style-name="a22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0" presentation:style-name="a224" draw:name="Title 1" svg:x="0.88583in" svg:y="0.48905in" svg:width="11.56168in" svg:height="1.0613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41" presentation:style-name="a228" draw:name="Date Placeholder 2" svg:x="10.20847in" svg:y="6.60691in" svg:width="1.46949in" svg:height="0.39931in" presentation:class="date-time" presentation:placeholder="false">
        <draw:text-box>
          <text:p text:style-name="a227" text:class-names="" text:cond-style-name=""><text:span text:style-name="a225" text:class-names=""><text:date text:fixed="false" style:data-style-name="a226">11/29/2017</text:date></text:span></text:p>
        </draw:text-box>
        <svg:title/>
        <svg:desc/>
      </draw:frame>
      <draw:frame draw:id="id42" presentation:style-name="a231" draw:name="Footer Placeholder 3" svg:x="0.49378in" svg:y="6.60691in" svg:width="9.45354in" svg:height="0.39931in" presentation:class="footer" presentation:placeholder="false">
        <draw:text-box>
          <text:p text:style-name="a230" text:class-names="" text:cond-style-name=""><text:span text:style-name="a229" text:class-names=""/></text:p>
        </draw:text-box>
        <svg:title/>
        <svg:desc/>
      </draw:frame>
      <draw:frame draw:id="id43" presentation:style-name="a234" draw:name="Slide Number Placeholder 4" svg:x="11.67796in" svg:y="6.46969in" svg:width="1.16159in" svg:height="0.53653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style:master-page>
    <style:master-page style:name="Master1-Layout7-blank-Blank" style:page-layout-name="pageLayout1" draw:style-name="a235">
      <draw:frame draw:id="id44" presentation:style-name="a239" draw:name="Date Placeholder 1" svg:x="10.20847in" svg:y="6.60691in" svg:width="1.46949in" svg:height="0.39931in" presentation:class="date-time" presentation:placeholder="false">
        <draw:text-box>
          <text:p text:style-name="a238" text:class-names="" text:cond-style-name=""><text:span text:style-name="a236" text:class-names=""><text:date text:fixed="false" style:data-style-name="a237">11/29/2017</text:date></text:span></text:p>
        </draw:text-box>
        <svg:title/>
        <svg:desc/>
      </draw:frame>
      <draw:frame draw:id="id45" presentation:style-name="a242" draw:name="Footer Placeholder 2" svg:x="0.49378in" svg:y="6.60691in" svg:width="9.45354in" svg:height="0.39931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3" svg:x="11.67796in" svg:y="6.46969in" svg:width="1.16159in" svg:height="0.53653in" presentation:class="page-number" presentation:placeholder="false">
        <draw:text-box>
          <text:p text:style-name="a244" text:class-names="" text:cond-style-name=""><text:span text:style-name="a243" text:class-names=""><text:page-number style:num-format="1" text:fixed="false">‹#›</text:page-number></text:span></text:p>
        </draw:text-box>
        <svg:title/>
        <svg:desc/>
      </draw:frame>
    </style:master-page>
    <style:master-page style:name="Master1-Layout8-objTx-Content-with-Caption" style:page-layout-name="pageLayout1" draw:style-name="a246">
      <draw:custom-shape svg:x="1.17361in" svg:y="0.48785in" svg:width="3.87963in" svg:height="1.98453in" draw:id="id47" draw:style-name="a248"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48" presentation:style-name="a252" draw:name="Title 1" svg:x="1.17361in" svg:y="0.48785in" svg:width="3.87963in" svg:height="1.7699in" presentation:class="title" presentation:placeholder="false">
        <draw:text-box>
          <text:p text:style-name="a251" text:class-names="" text:cond-style-name=""><text:span text:style-name="a249" text:class-names="">Click to edit Master title style</text:span><text:span text:style-name="a250" text:class-names=""/></text:p>
        </draw:text-box>
        <svg:title/>
        <svg:desc/>
      </draw:frame>
      <draw:frame draw:id="id49" presentation:style-name="a269" draw:name="Content Placeholder 2" svg:x="5.31018in" svg:y="0.48785in" svg:width="6.83796in" svg:height="5.92188in" presentation:class="object" presentation:placeholder="false">
        <draw:text-box>
          <text:list text:style-name="a255">
            <text:list-item>
              <text:p text:style-name="a254" text:class-names="" text:cond-style-name=""><text:span text:style-name="a253" text:class-names="">Click to 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Fifth level</text:span><text:span text:style-name="a266" text:class-names=""/></text:p>
                            </text:list-item>
                          </text:list>
                        </text:list-item>
                      </text:list>
                    </text:list-item>
                  </text:list>
                </text:list-item>
              </text:list>
            </text:list-item>
          </text:list>
        </draw:text-box>
        <svg:title/>
        <svg:desc/>
      </draw:frame>
      <draw:frame draw:id="id50" presentation:style-name="a273" draw:name="Text Placeholder 3" svg:x="1.17361in" svg:y="2.47237in" svg:width="3.87963in" svg:height="3.93735in" presentation:class="outline" presentation:placeholder="false">
        <draw:text-box>
          <text:list text:style-name="a272">
            <text:list-item>
              <text:p text:style-name="a271" text:class-names="" text:cond-style-name=""><text:span text:style-name="a270" text:class-names="">Click to edit Master text styles</text:span></text:p>
            </text:list-item>
          </text:list>
        </draw:text-box>
        <svg:title/>
        <svg:desc/>
      </draw:frame>
      <draw:frame draw:id="id51" presentation:style-name="a277" draw:name="Date Placeholder 4" svg:x="10.20847in" svg:y="6.60691in" svg:width="1.46949in" svg:height="0.39931in" presentation:class="date-time" presentation:placeholder="false">
        <draw:text-box>
          <text:p text:style-name="a276" text:class-names="" text:cond-style-name=""><text:span text:style-name="a274" text:class-names=""><text:date text:fixed="false" style:data-style-name="a275">11/29/2017</text:date></text:span></text:p>
        </draw:text-box>
        <svg:title/>
        <svg:desc/>
      </draw:frame>
      <draw:frame draw:id="id52" presentation:style-name="a280" draw:name="Footer Placeholder 5" svg:x="0.49378in" svg:y="6.60691in" svg:width="9.45354in" svg:height="0.39931in" presentation:class="footer" presentation:placeholder="false">
        <draw:text-box>
          <text:p text:style-name="a279" text:class-names="" text:cond-style-name=""><text:span text:style-name="a278" text:class-names=""/></text:p>
        </draw:text-box>
        <svg:title/>
        <svg:desc/>
      </draw:frame>
      <draw:frame draw:id="id53" presentation:style-name="a283" draw:name="Slide Number Placeholder 6" svg:x="11.67796in" svg:y="6.46969in" svg:width="1.16159in" svg:height="0.53653in" presentation:class="page-number" presentation:placeholder="false">
        <draw:text-box>
          <text:p text:style-name="a282" text:class-names="" text:cond-style-name=""><text:span text:style-name="a281" text:class-names=""><text:page-number style:num-format="1" text:fixed="false">‹#›</text:page-number></text:span></text:p>
        </draw:text-box>
        <svg:title/>
        <svg:desc/>
      </draw:frame>
    </style:master-page>
    <style:master-page style:name="Master1-Layout9-picTx-Picture-with-Caption" style:page-layout-name="pageLayout1" draw:style-name="a284">
      <draw:frame draw:id="id54" presentation:style-name="a288" draw:name="Title 1" svg:x="0.891in" svg:y="0.79563in" svg:width="5.30729in" svg:height="1.76855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55" presentation:style-name="a292" draw:name="Picture Placeholder 11" svg:x="6.66898in" svg:y="0in" svg:width="6.66435in" svg:height="7.5in" presentation:class="graphic" presentation:placeholder="false">
        <draw:text-box>
          <text:p text:style-name="a291" text:class-names="" text:cond-style-name=""><text:span text:style-name="a289" text:class-names="">Click icon to add picture</text:span><text:span text:style-name="a290" text:class-names=""/></text:p>
        </draw:text-box>
        <svg:title/>
        <svg:desc/>
      </draw:frame>
      <draw:frame draw:id="id56" presentation:style-name="a296" draw:name="Text Placeholder 3" svg:x="0.891in" svg:y="2.56418in" svg:width="5.30729in" svg:height="3.84554in" presentation:class="outline" presentation:placeholder="false">
        <draw:text-box>
          <text:list text:style-name="a295">
            <text:list-item>
              <text:p text:style-name="a294" text:class-names="" text:cond-style-name=""><text:span text:style-name="a293" text:class-names="">Click to edit Master text styles</text:span></text:p>
            </text:list-item>
          </text:list>
        </draw:text-box>
        <svg:title/>
        <svg:desc/>
      </draw:frame>
      <draw:frame draw:id="id57" presentation:style-name="a300" draw:name="Date Placeholder 4" svg:x="4.24957in" svg:y="6.60691in" svg:width="1.06833in" svg:height="0.39931in" presentation:class="date-time" presentation:placeholder="false">
        <draw:text-box>
          <text:p text:style-name="a299" text:class-names="" text:cond-style-name=""><text:span text:style-name="a297" text:class-names=""><text:date text:fixed="false" style:data-style-name="a298">11/29/2017</text:date></text:span></text:p>
        </draw:text-box>
        <svg:title/>
        <svg:desc/>
      </draw:frame>
      <draw:frame draw:id="id58" presentation:style-name="a303" draw:name="Footer Placeholder 5" svg:x="0.64566in" svg:y="6.60691in" svg:width="3.60391in" svg:height="0.39931in" presentation:class="footer" presentation:placeholder="false">
        <draw:text-box>
          <text:p text:style-name="a302" text:class-names="" text:cond-style-name=""><text:span text:style-name="a301" text:class-names=""/></text:p>
        </draw:text-box>
        <svg:title/>
        <svg:desc/>
      </draw:frame>
      <draw:frame draw:id="id59" presentation:style-name="a306" draw:name="Slide Number Placeholder 6" svg:x="5.3179in" svg:y="6.46969in" svg:width="1.16159in" svg:height="0.53653in" presentation:class="page-number" presentation:placeholder="false">
        <draw:text-box>
          <text:p text:style-name="a305" text:class-names="" text:cond-style-name=""><text:span text:style-name="a304" text:class-names=""><text:page-number style:num-format="1" text:fixed="false">‹#›</text:page-number></text:span></text:p>
        </draw:text-box>
        <svg:title/>
        <svg:desc/>
      </draw:frame>
    </style:master-page>
    <style:master-page style:name="Master1-Layout10-cust-Panoramic-Picture-with-Caption" style:page-layout-name="pageLayout1" draw:style-name="a307">
      <draw:frame draw:id="id60" presentation:style-name="a311" draw:name="Title 1" svg:x="0.88583in" svg:y="5.25in" svg:width="11.55011in" svg:height="0.61979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61" presentation:style-name="a315" draw:name="Picture Placeholder 14" svg:x="0in" svg:y="0in" svg:width="13.33333in" svg:height="5.25in" presentation:class="graphic" presentation:placeholder="false">
        <draw:text-box>
          <text:p text:style-name="a314" text:class-names="" text:cond-style-name=""><text:span text:style-name="a312" text:class-names="">Click icon to add picture</text:span><text:span text:style-name="a313" text:class-names=""/></text:p>
        </draw:text-box>
        <svg:title/>
        <svg:desc/>
      </draw:frame>
      <draw:frame draw:id="id62" presentation:style-name="a319" draw:name="Text Placeholder 3" svg:x="0.88583in" svg:y="5.86979in" svg:width="11.55011in" svg:height="0.53993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63" presentation:style-name="a323" draw:name="Date Placeholder 4" svg:x="10.20847in" svg:y="6.60691in" svg:width="1.46949in" svg:height="0.39931in" presentation:class="date-time" presentation:placeholder="false">
        <draw:text-box>
          <text:p text:style-name="a322" text:class-names="" text:cond-style-name=""><text:span text:style-name="a320" text:class-names=""><text:date text:fixed="false" style:data-style-name="a321">11/29/2017</text:date></text:span></text:p>
        </draw:text-box>
        <svg:title/>
        <svg:desc/>
      </draw:frame>
      <draw:frame draw:id="id64" presentation:style-name="a326" draw:name="Footer Placeholder 5" svg:x="0.49378in" svg:y="6.60691in" svg:width="9.45354in" svg:height="0.39931in" presentation:class="footer" presentation:placeholder="false">
        <draw:text-box>
          <text:p text:style-name="a325" text:class-names="" text:cond-style-name=""><text:span text:style-name="a324" text:class-names=""/></text:p>
        </draw:text-box>
        <svg:title/>
        <svg:desc/>
      </draw:frame>
      <draw:frame draw:id="id65" presentation:style-name="a329" draw:name="Slide Number Placeholder 6" svg:x="11.67796in" svg:y="6.46969in" svg:width="1.16159in" svg:height="0.53653in" presentation:class="page-number" presentation:placeholder="false">
        <draw:text-box>
          <text:p text:style-name="a328" text:class-names="" text:cond-style-name=""><text:span text:style-name="a327" text:class-names=""><text:page-number style:num-format="1" text:fixed="false">‹#›</text:page-number></text:span></text:p>
        </draw:text-box>
        <svg:title/>
        <svg:desc/>
      </draw:frame>
    </style:master-page>
    <style:master-page style:name="Master1-Layout11-cust-Quote-with-Caption" style:page-layout-name="pageLayout1" draw:style-name="a330">
      <draw:custom-shape svg:x="0.69083in" svg:y="1.18269in" svg:width="6.92521in" svg:height="3.54242in" draw:id="id66" draw:style-name="a332"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67" presentation:style-name="a336" draw:name="Title 1" svg:x="0.93065in" svg:y="1.35444in" svg:width="6.44558in" svg:height="2.8936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draw:frame draw:id="id68" presentation:style-name="a340" draw:name="Text Placeholder 2" svg:x="0.93306in" svg:y="4.85967in" svg:width="6.44317in" svg:height="0.78001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69" presentation:style-name="a344" draw:name="Text Placeholder 5" svg:x="8.28373in" svg:y="1.18269in" svg:width="4.16667in" svg:height="4.45698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70" presentation:style-name="a348" draw:name="Date Placeholder 3" svg:x="10.20847in" svg:y="6.60691in" svg:width="1.46949in" svg:height="0.39931in" presentation:class="date-time" presentation:placeholder="false">
        <draw:text-box>
          <text:p text:style-name="a347" text:class-names="" text:cond-style-name=""><text:span text:style-name="a345" text:class-names=""><text:date text:fixed="false" style:data-style-name="a346">11/29/2017</text:date></text:span></text:p>
        </draw:text-box>
        <svg:title/>
        <svg:desc/>
      </draw:frame>
      <draw:frame draw:id="id71" presentation:style-name="a351" draw:name="Footer Placeholder 4" svg:x="0.49378in" svg:y="6.60691in" svg:width="9.45354in" svg:height="0.39931in" presentation:class="footer" presentation:placeholder="false">
        <draw:text-box>
          <text:p text:style-name="a350" text:class-names="" text:cond-style-name=""><text:span text:style-name="a349" text:class-names=""/></text:p>
        </draw:text-box>
        <svg:title/>
        <svg:desc/>
      </draw:frame>
      <draw:frame draw:id="id72" presentation:style-name="a354" draw:name="Slide Number Placeholder 5" svg:x="11.67796in" svg:y="6.46969in" svg:width="1.16159in" svg:height="0.53653in" presentation:class="page-number" presentation:placeholder="false">
        <draw:text-box>
          <text:p text:style-name="a353" text:class-names="" text:cond-style-name=""><text:span text:style-name="a352" text:class-names=""><text:page-number style:num-format="1" text:fixed="false">‹#›</text:page-number></text:span></text:p>
        </draw:text-box>
        <svg:title/>
        <svg:desc/>
      </draw:frame>
    </style:master-page>
    <style:master-page style:name="Master1-Layout12-cust-Name-Card" style:page-layout-name="pageLayout1" draw:style-name="a355">
      <draw:custom-shape svg:x="1.24769in" svg:y="2.50064in" svg:width="5.35336in" svg:height="2.73838in" draw:id="id73" draw:style-name="a357"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4" presentation:style-name="a361" draw:name="Title 1" svg:x="1.48413in" svg:y="2.66399in" svg:width="4.79278in" svg:height="2.19574in" presentation:class="title" presentation:placeholder="false">
        <draw:text-box>
          <text:p text:style-name="a360" text:class-names="" text:cond-style-name=""><text:span text:style-name="a358" text:class-names="">Click to edit Master title style</text:span><text:span text:style-name="a359" text:class-names=""/></text:p>
        </draw:text-box>
        <svg:title/>
        <svg:desc/>
      </draw:frame>
      <draw:frame draw:id="id75" presentation:style-name="a365" draw:name="Text Placeholder 5" svg:x="6.73228in" svg:y="2.5in" svg:width="5.33716in" svg:height="2.51042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76" presentation:style-name="a369" draw:name="Date Placeholder 1" svg:x="10.20847in" svg:y="6.60691in" svg:width="1.46949in" svg:height="0.39931in" presentation:class="date-time" presentation:placeholder="false">
        <draw:text-box>
          <text:p text:style-name="a368" text:class-names="" text:cond-style-name=""><text:span text:style-name="a366" text:class-names=""><text:date text:fixed="false" style:data-style-name="a367">11/29/2017</text:date></text:span></text:p>
        </draw:text-box>
        <svg:title/>
        <svg:desc/>
      </draw:frame>
      <draw:frame draw:id="id77" presentation:style-name="a372" draw:name="Footer Placeholder 2" svg:x="0.49378in" svg:y="6.60691in" svg:width="9.45354in" svg:height="0.39931in" presentation:class="footer" presentation:placeholder="false">
        <draw:text-box>
          <text:p text:style-name="a371" text:class-names="" text:cond-style-name=""><text:span text:style-name="a370" text:class-names=""/></text:p>
        </draw:text-box>
        <svg:title/>
        <svg:desc/>
      </draw:frame>
      <draw:frame draw:id="id78" presentation:style-name="a375" draw:name="Slide Number Placeholder 3" svg:x="11.67796in" svg:y="6.46969in" svg:width="1.16159in" svg:height="0.53653in" presentation:class="page-number" presentation:placeholder="false">
        <draw:text-box>
          <text:p text:style-name="a374" text:class-names="" text:cond-style-name=""><text:span text:style-name="a373" text:class-names=""><text:page-number style:num-format="1" text:fixed="false">‹#›</text:page-number></text:span></text:p>
        </draw:text-box>
        <svg:title/>
        <svg:desc/>
      </draw:frame>
    </style:master-page>
    <style:master-page style:name="Master1-Layout13-vertTx-Title-and-Vertical-Text" style:page-layout-name="pageLayout1" draw:style-name="a376">
      <draw:custom-shape svg:x="0in" svg:y="0in" svg:width="13.33333in" svg:height="2.39063in" draw:id="id79" draw:style-name="a37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0" presentation:style-name="a382" draw:name="Title 1" svg:x="0.88583in" svg:y="0.48905in" svg:width="11.56168in" svg:height="1.0613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81" presentation:style-name="a399" draw:name="Vertical Text Placeholder 2" svg:x="0.88583in" svg:y="2.38889in" svg:width="11.55215in" svg:height="4.01837in" presentation:class="outline" presentation:placeholder="false">
        <draw:text-box>
          <text:list text:style-name="a385">
            <text:list-item>
              <text:p text:style-name="a384" text:class-names="" text:cond-style-name=""><text:span text:style-name="a383" text:class-names="">Click to edit Master text styles</text:span></text:p>
            </text:list-item>
          </text:list>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Fifth level</text:span><text:span text:style-name="a396" text:class-names=""/></text:p>
                            </text:list-item>
                          </text:list>
                        </text:list-item>
                      </text:list>
                    </text:list-item>
                  </text:list>
                </text:list-item>
              </text:list>
            </text:list-item>
          </text:list>
        </draw:text-box>
        <svg:title/>
        <svg:desc/>
      </draw:frame>
      <draw:frame draw:id="id82" presentation:style-name="a403" draw:name="Date Placeholder 3" svg:x="10.20847in" svg:y="6.60691in" svg:width="1.46949in" svg:height="0.39931in" presentation:class="date-time" presentation:placeholder="false">
        <draw:text-box>
          <text:p text:style-name="a402" text:class-names="" text:cond-style-name=""><text:span text:style-name="a400" text:class-names=""><text:date text:fixed="false" style:data-style-name="a401">11/29/2017</text:date></text:span></text:p>
        </draw:text-box>
        <svg:title/>
        <svg:desc/>
      </draw:frame>
      <draw:frame draw:id="id83" presentation:style-name="a406" draw:name="Footer Placeholder 4" svg:x="0.49378in" svg:y="6.60691in" svg:width="9.45354in" svg:height="0.39931in" presentation:class="footer" presentation:placeholder="false">
        <draw:text-box>
          <text:p text:style-name="a405" text:class-names="" text:cond-style-name=""><text:span text:style-name="a404" text:class-names=""/></text:p>
        </draw:text-box>
        <svg:title/>
        <svg:desc/>
      </draw:frame>
      <draw:frame draw:id="id84" presentation:style-name="a409" draw:name="Slide Number Placeholder 5" svg:x="11.67796in" svg:y="6.46969in" svg:width="1.16159in" svg:height="0.53653in" presentation:class="page-number" presentation:placeholder="false">
        <draw:text-box>
          <text:p text:style-name="a408" text:class-names="" text:cond-style-name=""><text:span text:style-name="a407" text:class-names=""><text:page-number style:num-format="1" text:fixed="false">‹#›</text:page-number></text:span></text:p>
        </draw:text-box>
        <svg:title/>
        <svg:desc/>
      </draw:frame>
    </style:master-page>
    <style:master-page style:name="Master1-Layout14-vertTitleAndTx-Vertical-Title-and-Text" style:page-layout-name="pageLayout1" draw:style-name="a410">
      <draw:custom-shape svg:x="8.38763in" svg:y="0.48785in" svg:width="4.9457in" svg:height="5.92187in" draw:id="id85" draw:style-name="a412"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86" presentation:style-name="a416" draw:name="Vertical Title 1" svg:x="8.94963in" svg:y="0.64104in" svg:width="2.72834in" svg:height="5.61548in" presentation:class="title" presentation:placeholder="false">
        <draw:text-box>
          <text:p text:style-name="a415" text:class-names="" text:cond-style-name=""><text:span text:style-name="a413" text:class-names="">Click to edit Master title style</text:span><text:span text:style-name="a414" text:class-names=""/></text:p>
        </draw:text-box>
        <svg:title/>
        <svg:desc/>
      </draw:frame>
      <draw:frame draw:id="id87" presentation:style-name="a433" draw:name="Vertical Text Placeholder 2" svg:x="0.88583in" svg:y="0.48785in" svg:width="7.23047in" svg:height="5.92187in" presentation:class="outline" presentation:placeholder="false">
        <draw:text-box>
          <text:list text:style-name="a419">
            <text:list-item>
              <text:p text:style-name="a418" text:class-names="" text:cond-style-name=""><text:span text:style-name="a417" text:class-names="">Click to edit Master text styles</text:span></text:p>
            </text:list-item>
          </text:list>
          <text:list text:style-name="a422">
            <text:list-item>
              <text:list text:style-name="a422">
                <text:list-item>
                  <text:p text:style-name="a421" text:class-names="" text:cond-style-name=""><text:span text:style-name="a420" text:class-names="">Second level</text:span></text:p>
                </text:list-item>
              </text:list>
            </text:list-item>
          </text:list>
          <text:list text:style-name="a425">
            <text:list-item>
              <text:list text:style-name="a425">
                <text:list-item>
                  <text:list text:style-name="a425">
                    <text:list-item>
                      <text:p text:style-name="a424" text:class-names="" text:cond-style-name=""><text:span text:style-name="a423" text:class-names="">Third level</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Fourth le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Fifth level</text:span><text:span text:style-name="a430" text:class-names=""/></text:p>
                            </text:list-item>
                          </text:list>
                        </text:list-item>
                      </text:list>
                    </text:list-item>
                  </text:list>
                </text:list-item>
              </text:list>
            </text:list-item>
          </text:list>
        </draw:text-box>
        <svg:title/>
        <svg:desc/>
      </draw:frame>
      <draw:frame draw:id="id88" presentation:style-name="a437" draw:name="Date Placeholder 3" svg:x="10.20847in" svg:y="6.60691in" svg:width="1.46949in" svg:height="0.39931in" presentation:class="date-time" presentation:placeholder="false">
        <draw:text-box>
          <text:p text:style-name="a436" text:class-names="" text:cond-style-name=""><text:span text:style-name="a434" text:class-names=""><text:date text:fixed="false" style:data-style-name="a435">11/29/2017</text:date></text:span></text:p>
        </draw:text-box>
        <svg:title/>
        <svg:desc/>
      </draw:frame>
      <draw:frame draw:id="id89" presentation:style-name="a440" draw:name="Footer Placeholder 4" svg:x="0.49378in" svg:y="6.60691in" svg:width="9.45354in" svg:height="0.39931in" presentation:class="footer" presentation:placeholder="false">
        <draw:text-box>
          <text:p text:style-name="a439" text:class-names="" text:cond-style-name=""><text:span text:style-name="a438" text:class-names=""/></text:p>
        </draw:text-box>
        <svg:title/>
        <svg:desc/>
      </draw:frame>
      <draw:frame draw:id="id90" presentation:style-name="a443" draw:name="Slide Number Placeholder 5" svg:x="11.67796in" svg:y="6.46969in" svg:width="1.16159in" svg:height="0.53653in" presentation:class="page-number" presentation:placeholder="false">
        <draw:text-box>
          <text:p text:style-name="a442" text:class-names="" text:cond-style-name=""><text:span text:style-name="a44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4-08-26T23:49:58Z</meta:creation-date>
    <dc:date>2017-11-29T14:09:12Z</dc:date>
    <meta:template xlink:href="Quotable" xlink:type="simple"/>
    <meta:editing-cycles>4</meta:editing-cycles>
    <meta:editing-duration>PT0S</meta:editing-duration>
    <meta:document-statistic meta:paragraph-count="0" meta:word-count="0"/>
  </office:meta>
</office:document-meta>
</file>